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norama des nouvelles technologies web</text:h>
      <text:p text:style-name="Standard">Durée : 8h</text:p>
      <text:p text:style-name="Standard"/>
      <text:p text:style-name="Standard"/>
      <text:p text:style-name="Standard"/>
      <text:h text:style-name="Heading_20_2" text:outline-level="2">Objectifs</text:h>
      <text:p text:style-name="Standard"><text:tab/>Les navigateurs récents offrent de nombreuses possibilités allant bien au delà du simple affichage de contenu multimédia. Ils sont amenés à devenir de véritables machines virtuelles permettant de concevoir tout type d'application indépendamment de la plate-forme utilisée.</text:p>
      <text:p text:style-name="Standard"/>
      <text:p text:style-name="Standard"><text:tab/>Cette formation présente un panorama des technologies web frontend permettant de créer des applications hautement interactives en utilisant les périphériques et les matériels de l'utilisateur : la carte graphique via webgl, la carte audio via webaudioAPI, un joystick ou une manette de jeu via Gamepad API, la webcam via webrtc, ou encore une kinect grâce à DepthJS.</text:p>
      <text:p text:style-name="Standard"/>
      <text:p text:style-name="Standard"><text:tab/>A l'issue de cette formation les stagiaires sauront les avantages et les limitations des différentes technologies, leurs cas d'utilisation, ainsi que les toolkits existants permettant de rapidement se lancer.</text:p>
      <text:p text:style-name="Standard"/>
      <text:p text:style-name="Standard"><text:tab/>Nous aborderons en particulier les cas d'utilisation croisées de ces technologies.</text:p>
      <text:p text:style-name="Standard"/>
      <text:p text:style-name="Standard"/>
      <text:h text:style-name="Heading_20_2" text:outline-level="2">Déroulé</text:h>
      <text:p text:style-name="Text_20_body">Matin :</text:p>
      <text:list xml:id="list779196764" text:style-name="L5">
        <text:list-item>
          <text:p text:style-name="P4">15 min : accueil</text:p>
        </text:list-item>
      </text:list>
      <text:list xml:id="list1304030044" text:style-name="L4">
        <text:list-item>
          <text:p text:style-name="P3">15 min : présentations.</text:p>
        </text:list-item>
      </text:list>
      <text:list xml:id="list491345394" text:style-name="L2">
        <text:list-item>
          <text:p text:style-name="P1">1h30 : Cours webgl/webrtc</text:p>
          <text:p text:style-name="P1">demos : dans les slide + demo webgl/webrtc chess</text:p>
          <text:p text:style-name="P1">0h30 : brainstorming utilisation combinée webgl/webrtc</text:p>
        </text:list-item>
        <text:list-item>
          <text:p text:style-name="P1">pause 10 min</text:p>
        </text:list-item>
        <text:list-item>
          <text:p text:style-name="P1">1h30 : Cours webAudio/GamePAD API/DepthJS</text:p>
        </text:list-item>
      </text:list>
      <text:p text:style-name="Text_20_body"/>
      <text:p text:style-name="Text_20_body">Après midi !</text:p>
      <text:list xml:id="list66581019" text:style-name="L3">
        <text:list-item>
          <text:p text:style-name="P2">1h00 : intégration de ces nouvelles technologies dans un site internet déjà existant</text:p>
        </text:list-item>
        <text:list-item>
          <text:p text:style-name="P2">1h00 : brainstorme sur les projets des stagiaires/sujets proposés</text:p>
        </text:list-item>
        <text:list-item>
          <text:p text:style-name="P2">1h00 : liaison avec le backoffice</text:p>
        </text:list-item>
      </text:list>
      <text:list xml:id="list1182518718" text:continue-list="list491345394" text:style-name="L2">
        <text:list-header>
          <text:p text:style-name="P1"/>
        </text:list-header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4T12:48:14</meta:creation-date>
    <dc:date>2012-05-04T19:15:59</dc:date>
    <meta:editing-duration>PT4H16M11S</meta:editing-duration>
    <meta:editing-cycles>8</meta:editing-cycles>
    <meta:generator>LibreOffice/3.3$Unix LibreOffice_project/330m19$Build-401</meta:generator>
    <meta:document-statistic meta:table-count="0" meta:image-count="0" meta:object-count="0" meta:page-count="1" meta:paragraph-count="20" meta:word-count="222" meta:character-count="1427"/>
  </office:meta>
</office:document-meta>
</file>